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4pt"/>
    </style:style>
    <style:style style:name="co2" style:family="table-column">
      <style:table-column-properties fo:break-before="auto" style:column-width="1193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PageStyle_5f_workload_20_1">
      <style:table-properties table:display="true" style:writing-mode="lr-tb"/>
    </style:style>
    <style:style style:name="ta2" style:family="table" style:master-page-name="PageStyle_5f_workload_20_2">
      <style:table-properties table:display="true" style:writing-mode="lr-tb"/>
    </style:style>
    <style:style style:name="ta3" style:family="table" style:master-page-name="PageStyle_5f_workload_20_3">
      <style:table-properties table:display="true" style:writing-mode="lr-tb"/>
    </style:style>
    <style:style style:name="ta4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load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59363" calcext:value-type="float">
            <text:p>59363</text:p>
          </table:table-cell>
          <table:table-cell table:style-name="ce2" office:value-type="float" office:value="59782" calcext:value-type="float">
            <text:p>59782</text:p>
          </table:table-cell>
          <table:table-cell table:style-name="ce2" office:value-type="float" office:value="59900" calcext:value-type="float">
            <text:p>59900</text:p>
          </table:table-cell>
          <table:table-cell office:value-type="float" office:value="60020" calcext:value-type="float">
            <text:p>60020</text:p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23" calcext:value-type="float">
            <text:p>14923</text:p>
          </table:table-cell>
          <table:table-cell table:style-name="ce2" office:value-type="float" office:value="14922" calcext:value-type="float">
            <text:p>14922</text:p>
          </table:table-cell>
          <table:table-cell table:style-name="ce2" office:value-type="float" office:value="14923" calcext:value-type="float">
            <text:p>14923</text:p>
          </table:table-cell>
          <table:table-cell office:value-type="float" office:value="14927" calcext:value-type="float">
            <text:p>149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4142" calcext:value-type="float">
            <text:p>44142</text:p>
          </table:table-cell>
          <table:table-cell table:style-name="ce2" office:value-type="float" office:value="44562" calcext:value-type="float">
            <text:p>44562</text:p>
          </table:table-cell>
          <table:table-cell table:style-name="ce2" office:value-type="float" office:value="44679" calcext:value-type="float">
            <text:p>44679</text:p>
          </table:table-cell>
          <table:table-cell table:style-name="ce2" office:value-type="float" office:value="44497" calcext:value-type="float">
            <text:p>444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>
            <draw:frame table:end-cell-address="'workload 1'.H31" table:end-x="49.92pt" table:end-y="1.96pt" draw:z-index="0" draw:name="Chart 1" draw:style-name="gr1" draw:text-style-name="P1" svg:width="633.71pt" svg:height="356.54pt" svg:x="0pt" svg:y="14.43pt">
              <draw:object draw:notify-on-update-of-ranges="'workload 1'.A2:'workload 1'.A2 'workload 1'.B2:'workload 1'.F2 'workload 1'.A3:'workload 1'.A3 'workload 1'.B3:'workload 1'.F3 'workload 1'.A4:'workload 1'.A4 'workload 1'.B4:'workload 1'.F4 'workload 1'.A5:'workload 1'.A5 'workload 1'.B5:'workload 1'.F5 'workload 1'.A6:'workload 1'.A6 'workload 1'.B6:'workload 1'.F6 'workload 1'.A7:'workload 1'.A7 'workload 1'.B7:'workload 1'.F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5">
          <table:table-cell table:style-name="ce1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fcfs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office:value-type="float" office:value="286" calcext:value-type="float">
            <text:p>286</text:p>
          </table:table-cell>
          <table:table-cell table:number-columns-repeated="2" table:style-name="ce2" office:value-type="float" office:value="14933" calcext:value-type="float">
            <text:p>14933</text:p>
          </table:table-cell>
          <table:table-cell table:style-name="ce2" office:value-type="float" office:value="14931" calcext:value-type="float">
            <text:p>14931</text:p>
          </table:table-cell>
          <table:table-cell table:style-name="ce4" office:value-type="float" office:value="14932" calcext:value-type="float">
            <text:p>1493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4923" calcext:value-type="float">
            <text:p>14923</text:p>
          </table:table-cell>
          <table:table-cell table:style-name="ce2" office:value-type="float" office:value="14924" calcext:value-type="float">
            <text:p>14924</text:p>
          </table:table-cell>
          <table:table-cell table:style-name="ce2" office:value-type="float" office:value="14921" calcext:value-type="float">
            <text:p>14921</text:p>
          </table:table-cell>
          <table:table-cell table:style-name="ce2" office:value-type="float" office:value="14925" calcext:value-type="float">
            <text:p>1492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932" calcext:value-type="float">
            <text:p>14932</text:p>
          </table:table-cell>
          <table:table-cell table:style-name="ce2" office:value-type="float" office:value="29863" calcext:value-type="float">
            <text:p>29863</text:p>
          </table:table-cell>
          <table:table-cell table:style-name="ce2" office:value-type="float" office:value="29862" calcext:value-type="float">
            <text:p>2986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workload 1'.H68" table:end-x="4.71pt" table:end-y="5.02pt" draw:z-index="1" draw:name="Chart 2" draw:style-name="gr1" draw:text-style-name="P1" svg:width="588.5pt" svg:height="331.31pt" svg:x="0pt" svg:y="3.71pt">
              <draw:object draw:notify-on-update-of-ranges="'workload 1'.A36:'workload 1'.A36 'workload 1'.B36:'workload 1'.F36 'workload 1'.A37:'workload 1'.A37 'workload 1'.B37:'workload 1'.F37 'workload 1'.A38:'workload 1'.A38 'workload 1'.B38:'workload 1'.F38 'workload 1'.A39:'workload 1'.A39 'workload 1'.B39:'workload 1'.F39 'workload 1'.A40:'workload 1'.A40 'workload 1'.B40:'workload 1'.F40 'workload 1'.A41:'workload 1'.A41 'workload 1'.B41:'workload 1'.F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499" calcext:value-type="float">
            <text:p>1499</text:p>
          </table:table-cell>
          <table:table-cell office:value-type="float" office:value="1902" calcext:value-type="float">
            <text:p>1902</text:p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208" calcext:value-type="float">
            <text:p>1208</text:p>
          </table:table-cell>
          <table:table-cell office:value-type="float" office:value="1611" calcext:value-type="float">
            <text:p>16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>
            <draw:frame table:end-cell-address="'workload 2'.G26" table:end-x="47.34pt" table:end-y="3.54pt" draw:z-index="0" draw:name="Chart 1" draw:style-name="gr1" draw:text-style-name="P1" svg:width="532.57pt" svg:height="249pt" svg:x="15.17pt" svg:y="11.57pt">
              <draw:object draw:notify-on-update-of-ranges="'workload 2'.A2:'workload 2'.A2 'workload 2'.B2:'workload 2'.F2 'workload 2'.A3:'workload 2'.A3 'workload 2'.B3:'workload 2'.F3 'workload 2'.A4:'workload 2'.A4 'workload 2'.B4:'workload 2'.F4 'workload 2'.A5:'workload 2'.A5 'workload 2'.B5:'workload 2'.F5 'workload 2'.A6:'workload 2'.A6 'workload 2'.B6:'workload 2'.F6 'workload 2'.A7:'workload 2'.A7 'workload 2'.B7:'workload 2'.F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cfs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499" calcext:value-type="float">
            <text:p>1499</text:p>
          </table:table-cell>
          <table:table-cell office:value-type="float" office:value="1902" calcext:value-type="float">
            <text:p>190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1611" calcext:value-type="float">
            <text:p>16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208" calcext:value-type="float">
            <text:p>1208</text:p>
          </table:table-cell>
          <table:table-cell office:value-type="float" office:value="1611" calcext:value-type="float">
            <text:p>161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workload 2'.G60" table:end-x="7.06pt" table:end-y="6.26pt" draw:z-index="1" draw:name="Chart 2" draw:style-name="gr1" draw:text-style-name="P1" svg:width="507.46pt" svg:height="285.25pt" svg:x="0pt" svg:y="6.01pt">
              <draw:object draw:notify-on-update-of-ranges="'workload 2'.A33:'workload 2'.A33 'workload 2'.B33:'workload 2'.F33 'workload 2'.A34:'workload 2'.A34 'workload 2'.B34:'workload 2'.F34 'workload 2'.A35:'workload 2'.A35 'workload 2'.B35:'workload 2'.F35 'workload 2'.A36:'workload 2'.A36 'workload 2'.B36:'workload 2'.F36 'workload 2'.A37:'workload 2'.A37 'workload 2'.B37:'workload 2'.F37 'workload 2'.A38:'workload 2'.A38 'workload 2'.B38:'workload 2'.F3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round robi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total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float" office:value="1499" calcext:value-type="float">
            <text:p>1499</text:p>
          </table:table-cell>
          <table:table-cell office:value-type="float" office:value="1902" calcext:value-type="float">
            <text:p>1902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user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1208" calcext:value-type="float">
            <text:p>1208</text:p>
          </table:table-cell>
          <table:table-cell office:value-type="float" office:value="1611" calcext:value-type="float">
            <text:p>1611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table:style-name="ce1" office:value-type="string" calcext:value-type="string">
            <text:p>syste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3">
          <table:table-cell table:style-name="ce1"/>
          <table:table-cell table:number-columns-repeated="2"/>
          <table:table-cell>
            <draw:frame table:end-cell-address="'workload 3'.K28" table:end-x="21.54pt" table:end-y="11.59pt" draw:z-index="0" draw:name="Chart 1" draw:style-name="gr1" draw:text-style-name="P1" svg:width="591.36pt" svg:height="296.96pt" svg:x="13.97pt" svg:y="1.64pt">
              <draw:object draw:notify-on-update-of-ranges="'workload 3'.D3:'workload 3'.D3 'workload 3'.E3:'workload 3'.I3 'workload 3'.D4:'workload 3'.D4 'workload 3'.E4:'workload 3'.I4 'workload 3'.D5:'workload 3'.D5 'workload 3'.E5:'workload 3'.I5 'workload 3'.D6:'workload 3'.D6 'workload 3'.E6:'workload 3'.I6 'workload 3'.D7:'workload 3'.D7 'workload 3'.E7:'workload 3'.I7 'workload 3'.D8:'workload 3'.D8 'workload 3'.E8:'workload 3'.I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1023"/>
        </table:table-row>
        <table:table-row table:style-name="ro2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>
            <text:p>fcf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1" office:value-type="string" calcext:value-type="string">
            <text:p>proc4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float" office:value="8146" calcext:value-type="float">
            <text:p>8146</text:p>
          </table:table-cell>
          <table:table-cell table:style-name="ce2" office:value-type="float" office:value="11373" calcext:value-type="float">
            <text:p>11373</text:p>
          </table:table-cell>
          <table:table-cell table:style-name="ce2" office:value-type="float" office:value="14600" calcext:value-type="float">
            <text:p>14600</text:p>
          </table:table-cell>
          <table:table-cell office:value-type="float" office:value="17828" calcext:value-type="float">
            <text:p>17828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user</text:p>
          </table:table-cell>
          <table:table-cell table:style-name="ce2" office:value-type="float" office:value="804" calcext:value-type="float">
            <text:p>804</text:p>
          </table:table-cell>
          <table:table-cell table:number-columns-repeated="2" table:style-name="ce2" office:value-type="float" office:value="4179" calcext:value-type="float">
            <text:p>4179</text:p>
          </table:table-cell>
          <table:table-cell table:style-name="ce2" office:value-type="float" office:value="4180" calcext:value-type="float">
            <text:p>4180</text:p>
          </table:table-cell>
          <table:table-cell office:value-type="float" office:value="4180" calcext:value-type="float">
            <text:p>4180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76" calcext:value-type="float">
            <text:p>3476</text:p>
          </table:table-cell>
          <table:table-cell table:style-name="ce2" office:value-type="float" office:value="4534" calcext:value-type="float">
            <text:p>4534</text:p>
          </table:table-cell>
          <table:table-cell table:style-name="ce2" office:value-type="float" office:value="5595" calcext:value-type="float">
            <text:p>5595</text:p>
          </table:table-cell>
          <table:table-cell office:value-type="float" office:value="6654" calcext:value-type="float">
            <text:p>6654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read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367" calcext:value-type="float">
            <text:p>2367</text:p>
          </table:table-cell>
          <table:table-cell table:style-name="ce2" office:value-type="float" office:value="4533" calcext:value-type="float">
            <text:p>4533</text:p>
          </table:table-cell>
          <table:table-cell office:value-type="float" office:value="6700" calcext:value-type="float">
            <text:p>6700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syste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workload 3'.J56" table:end-x="52.92pt" table:end-y="11.62pt" draw:z-index="1" draw:name="Chart 2" draw:style-name="gr1" draw:text-style-name="P1" svg:width="536.83pt" svg:height="279.04pt" svg:x="16.5pt" svg:y="2.58pt">
              <draw:object draw:notify-on-update-of-ranges="'workload 3'.D31:'workload 3'.D31 'workload 3'.E31:'workload 3'.I31 'workload 3'.D32:'workload 3'.D32 'workload 3'.E32:'workload 3'.I32 'workload 3'.D33:'workload 3'.D33 'workload 3'.E33:'workload 3'.I33 'workload 3'.D34:'workload 3'.D34 'workload 3'.E34:'workload 3'.I34 'workload 3'.D35:'workload 3'.D35 'workload 3'.E35:'workload 3'.I35 'workload 3'.D36:'workload 3'.D36 'workload 3'.E36:'workload 3'.I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4">
        <table:table-column table:style-name="co2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ells corresponding to total ticsk are computed as the sum of the rest of the values for each pro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values in the cells are examples, you should substitute all of them (except the value for total tick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r workloads haver more than 3 processes you can add more 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 execute more than 3 workloads you can add more sheets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load_20_1" style:display-name="PageStyle_worklo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2" style:display-name="PageStyle_workloa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3" style:display-name="PageStyle_worklo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0:01:52.072925935</dc:date>
    <meta:editing-duration>PT21M7S</meta:editing-duration>
    <meta:editing-cycles>2</meta:editing-cycles>
    <meta:generator>LibreOffice/6.0.3.2$Linux_X86_64 LibreOffice_project/00m0$Build-2</meta:generator>
    <meta:document-statistic meta:table-count="4" meta:cell-count="2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2.357cm" svg:height="12.579cm" xlink:href=".." xlink:type="simple" chart:class="chart:bar" chart:style-name="ch1">
        <chart:title svg:x="8.199cm" svg:y="0.639cm" chart:style-name="ch2">
          <text:p>round robin</text:p>
        </chart:title>
        <chart:legend svg:x="18.6cm" svg:y="4.938cm" style:legend-expansion="custom" chartooo:width="2.418cm" chartooo:height="5.764cm" style:legend-expansion-aspect-ratio="0.419500346981263" chart:style-name="ch3"/>
        <chart:plot-area chart:style-name="ch4" table:cell-range-address="'workload 1'.A2:'workload 1'.F7" chart:data-source-has-labels="both" svg:x="1.811cm" svg:y="2.182cm" svg:width="16.255cm" svg:height="9.271cm">
          <chartooo:coordinate-region svg:x="3.12cm" svg:y="2.381cm" svg:width="14.946cm" svg:height="8.575cm"/>
          <chart:axis chart:dimension="x" chart:name="primary-x" chart:style-name="ch5" chartooo:axis-type="auto">
            <chartooo:date-scale/>
            <chart:title svg:x="9.244cm" svg:y="11.844cm" chart:style-name="ch6">
              <text:p>processes</text:p>
            </chart:title>
            <chart:categories table:cell-range-address="'workload 1'.B2:'workload 1'.F2"/>
          </chart:axis>
          <chart:axis chart:dimension="y" chart:name="primary-y" chart:style-name="ch7">
            <chart:title svg:x="0.343cm" svg:y="5.36cm" chart:style-name="ch8">
              <text:p>ticiks</text:p>
            </chart:title>
            <chart:grid chart:style-name="ch9" chart:class="major"/>
          </chart:axis>
          <chart:series chart:style-name="ch10" chart:values-cell-range-address="'workload 1'.B3:'workload 1'.F3" chart:label-cell-address="'workload 1'.A3:'workload 1'.A3" chart:class="chart:bar">
            <chart:data-point chart:repeated="5"/>
          </chart:series>
          <chart:series chart:style-name="ch11" chart:values-cell-range-address="'workload 1'.B4:'workload 1'.F4" chart:label-cell-address="'workload 1'.A4:'workload 1'.A4" chart:class="chart:bar">
            <chart:data-point chart:repeated="5"/>
          </chart:series>
          <chart:series chart:style-name="ch12" chart:values-cell-range-address="'workload 1'.B5:'workload 1'.F5" chart:label-cell-address="'workload 1'.A5:'workload 1'.A5" chart:class="chart:bar">
            <chart:data-point chart:repeated="5"/>
          </chart:series>
          <chart:series chart:style-name="ch13" chart:values-cell-range-address="'workload 1'.B6:'workload 1'.F6" chart:label-cell-address="'workload 1'.A6:'workload 1'.A6" chart:class="chart:bar">
            <chart:data-point chart:repeated="5"/>
          </chart:series>
          <chart:series chart:style-name="ch14" chart:values-cell-range-address="'workload 1'.B7:'workload 1'.F7" chart:label-cell-address="'workload 1'.A7:'workload 1'.A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2:'workload 1'.F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3:'workload 1'.A3</svg:desc>
                </draw:g>
              </table:table-cell>
              <table:table-cell office:value-type="float" office:value="286">
                <text:p>286</text:p>
                <draw:g>
                  <svg:desc>'workload 1'.B3:'workload 1'.F3</svg:desc>
                </draw:g>
              </table:table-cell>
              <table:table-cell office:value-type="float" office:value="59363">
                <text:p>59363</text:p>
              </table:table-cell>
              <table:table-cell office:value-type="float" office:value="59782">
                <text:p>59782</text:p>
              </table:table-cell>
              <table:table-cell office:value-type="float" office:value="59900">
                <text:p>59900</text:p>
              </table:table-cell>
              <table:table-cell office:value-type="float" office:value="60020">
                <text:p>60020</text:p>
              </table:table-cell>
            </table:table-row>
            <table:table-row>
              <table:table-cell office:value-type="string">
                <text:p>user</text:p>
                <draw:g>
                  <svg:desc>'workload 1'.A4:'workload 1'.A4</svg:desc>
                </draw:g>
              </table:table-cell>
              <table:table-cell office:value-type="float" office:value="0">
                <text:p>0</text:p>
                <draw:g>
                  <svg:desc>'workload 1'.B4:'workload 1'.F4</svg:desc>
                </draw:g>
              </table:table-cell>
              <table:table-cell office:value-type="float" office:value="14923">
                <text:p>14923</text:p>
              </table:table-cell>
              <table:table-cell office:value-type="float" office:value="14922">
                <text:p>14922</text:p>
              </table:table-cell>
              <table:table-cell office:value-type="float" office:value="14923">
                <text:p>14923</text:p>
              </table:table-cell>
              <table:table-cell office:value-type="float" office:value="14927">
                <text:p>14927</text:p>
              </table:table-cell>
            </table:table-row>
            <table:table-row>
              <table:table-cell office:value-type="string">
                <text:p>blocked</text:p>
                <draw:g>
                  <svg:desc>'workload 1'.A5:'workload 1'.A5</svg:desc>
                </draw:g>
              </table:table-cell>
              <table:table-cell office:value-type="float" office:value="0">
                <text:p>0</text:p>
                <draw:g>
                  <svg:desc>'workload 1'.B5:'workload 1'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6:'workload 1'.A6</svg:desc>
                </draw:g>
              </table:table-cell>
              <table:table-cell office:value-type="float" office:value="0">
                <text:p>0</text:p>
                <draw:g>
                  <svg:desc>'workload 1'.B6:'workload 1'.F6</svg:desc>
                </draw:g>
              </table:table-cell>
              <table:table-cell office:value-type="float" office:value="44142">
                <text:p>44142</text:p>
              </table:table-cell>
              <table:table-cell office:value-type="float" office:value="44562">
                <text:p>44562</text:p>
              </table:table-cell>
              <table:table-cell office:value-type="float" office:value="44679">
                <text:p>44679</text:p>
              </table:table-cell>
              <table:table-cell office:value-type="float" office:value="44497">
                <text:p>44497</text:p>
              </table:table-cell>
            </table:table-row>
            <table:table-row>
              <table:table-cell office:value-type="string">
                <text:p>system</text:p>
                <draw:g>
                  <svg:desc>'workload 1'.A7:'workload 1'.A7</svg:desc>
                </draw:g>
              </table:table-cell>
              <table:table-cell office:value-type="float" office:value="0">
                <text:p>0</text:p>
                <draw:g>
                  <svg:desc>'workload 1'.B7:'workload 1'.F7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0.762cm" svg:height="11.689cm" xlink:href=".." xlink:type="simple" chart:class="chart:bar" chart:style-name="ch1">
        <chart:title svg:x="9.385cm" svg:y="0.594cm" chart:style-name="ch2">
          <text:p>fcfs</text:p>
        </chart:title>
        <chart:legend svg:x="17.273cm" svg:y="4.588cm" style:legend-expansion="custom" chartooo:width="2.246cm" chartooo:height="5.356cm" style:legend-expansion-aspect-ratio="0.419342793129201" chart:style-name="ch3"/>
        <chart:plot-area chart:style-name="ch4" table:cell-range-address="'workload 1'.A36:'workload 1'.F41" chart:data-source-has-labels="both" svg:x="1.737cm" svg:y="2.027cm" svg:width="15.039cm" svg:height="8.615cm">
          <chartooo:coordinate-region svg:x="3.046cm" svg:y="2.226cm" svg:width="13.73cm" svg:height="7.919cm"/>
          <chart:axis chart:dimension="x" chart:name="primary-x" chart:style-name="ch5" chartooo:axis-type="auto">
            <chartooo:date-scale/>
            <chart:title svg:x="8.427cm" svg:y="10.766cm" chart:style-name="ch6">
              <text:p>processes</text:p>
            </chart:title>
            <chart:categories table:cell-range-address="'workload 1'.B36:'workload 1'.F36"/>
          </chart:axis>
          <chart:axis chart:dimension="y" chart:name="primary-y" chart:style-name="ch7">
            <chart:title svg:x="0.319cm" svg:y="5.084cm" chart:style-name="ch8">
              <text:p>ticks</text:p>
            </chart:title>
            <chart:grid chart:style-name="ch9" chart:class="major"/>
          </chart:axis>
          <chart:series chart:style-name="ch10" chart:values-cell-range-address="'workload 1'.B37:'workload 1'.F37" chart:label-cell-address="'workload 1'.A37:'workload 1'.A37" chart:class="chart:bar">
            <chart:data-point chart:repeated="5"/>
          </chart:series>
          <chart:series chart:style-name="ch11" chart:values-cell-range-address="'workload 1'.B38:'workload 1'.F38" chart:label-cell-address="'workload 1'.A38:'workload 1'.A38" chart:class="chart:bar">
            <chart:data-point chart:repeated="5"/>
          </chart:series>
          <chart:series chart:style-name="ch12" chart:values-cell-range-address="'workload 1'.B39:'workload 1'.F39" chart:label-cell-address="'workload 1'.A39:'workload 1'.A39" chart:class="chart:bar">
            <chart:data-point chart:repeated="5"/>
          </chart:series>
          <chart:series chart:style-name="ch13" chart:values-cell-range-address="'workload 1'.B40:'workload 1'.F40" chart:label-cell-address="'workload 1'.A40:'workload 1'.A40" chart:class="chart:bar">
            <chart:data-point chart:repeated="5"/>
          </chart:series>
          <chart:series chart:style-name="ch14" chart:values-cell-range-address="'workload 1'.B41:'workload 1'.F41" chart:label-cell-address="'workload 1'.A41:'workload 1'.A4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36:'workload 1'.F36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37:'workload 1'.A37</svg:desc>
                </draw:g>
              </table:table-cell>
              <table:table-cell office:value-type="float" office:value="286">
                <text:p>286</text:p>
                <draw:g>
                  <svg:desc>'workload 1'.B37:'workload 1'.F37</svg:desc>
                </draw:g>
              </table:table-cell>
              <table:table-cell office:value-type="float" office:value="14933">
                <text:p>14933</text:p>
              </table:table-cell>
              <table:table-cell office:value-type="float" office:value="14933">
                <text:p>14933</text:p>
              </table:table-cell>
              <table:table-cell office:value-type="float" office:value="14931">
                <text:p>14931</text:p>
              </table:table-cell>
              <table:table-cell office:value-type="float" office:value="14932">
                <text:p>14932</text:p>
              </table:table-cell>
            </table:table-row>
            <table:table-row>
              <table:table-cell office:value-type="string">
                <text:p>user</text:p>
                <draw:g>
                  <svg:desc>'workload 1'.A38:'workload 1'.A38</svg:desc>
                </draw:g>
              </table:table-cell>
              <table:table-cell office:value-type="float" office:value="0">
                <text:p>0</text:p>
                <draw:g>
                  <svg:desc>'workload 1'.B38:'workload 1'.F38</svg:desc>
                </draw:g>
              </table:table-cell>
              <table:table-cell office:value-type="float" office:value="14923">
                <text:p>14923</text:p>
              </table:table-cell>
              <table:table-cell office:value-type="float" office:value="14924">
                <text:p>14924</text:p>
              </table:table-cell>
              <table:table-cell office:value-type="float" office:value="14921">
                <text:p>14921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string">
                <text:p>blocked</text:p>
                <draw:g>
                  <svg:desc>'workload 1'.A39:'workload 1'.A39</svg:desc>
                </draw:g>
              </table:table-cell>
              <table:table-cell office:value-type="float" office:value="0">
                <text:p>0</text:p>
                <draw:g>
                  <svg:desc>'workload 1'.B39:'workload 1'.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40:'workload 1'.A40</svg:desc>
                </draw:g>
              </table:table-cell>
              <table:table-cell office:value-type="float" office:value="0">
                <text:p>0</text:p>
                <draw:g>
                  <svg:desc>'workload 1'.B40:'workload 1'.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4932">
                <text:p>14932</text:p>
              </table:table-cell>
              <table:table-cell office:value-type="float" office:value="29863">
                <text:p>29863</text:p>
              </table:table-cell>
              <table:table-cell office:value-type="float" office:value="29862">
                <text:p>29862</text:p>
              </table:table-cell>
            </table:table-row>
            <table:table-row>
              <table:table-cell office:value-type="string">
                <text:p>system</text:p>
                <draw:g>
                  <svg:desc>'workload 1'.A41:'workload 1'.A41</svg:desc>
                </draw:g>
              </table:table-cell>
              <table:table-cell office:value-type="float" office:value="0">
                <text:p>0</text:p>
                <draw:g>
                  <svg:desc>'workload 1'.B41:'workload 1'.F4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789cm" svg:height="8.785cm" xlink:href=".." xlink:type="simple" chart:class="chart:bar" chart:style-name="ch1">
        <chart:title svg:x="6.892cm" svg:y="0.448cm" chart:style-name="ch2">
          <text:p>round robin</text:p>
        </chart:title>
        <chart:legend svg:x="15.631cm" svg:y="3.448cm" style:legend-expansion="custom" chartooo:width="2.032cm" chartooo:height="4.025cm" style:legend-expansion-aspect-ratio="0.504844720496894" chart:style-name="ch3"/>
        <chart:plot-area chart:style-name="ch4" table:cell-range-address="'workload 2'.A2:'workload 2'.F7" chart:data-source-has-labels="both" svg:x="1.933cm" svg:y="1.553cm" svg:width="13.25cm" svg:height="6.369cm">
          <chartooo:coordinate-region svg:x="3.031cm" svg:y="1.753cm" svg:width="12.152cm" svg:height="5.672cm"/>
          <chart:axis chart:dimension="x" chart:name="primary-x" chart:style-name="ch5" chartooo:axis-type="auto">
            <chartooo:date-scale/>
            <chart:title svg:x="7.812cm" svg:y="8.087cm" chart:style-name="ch6">
              <text:p>processes</text:p>
            </chart:title>
            <chart:categories table:cell-range-address="'workload 2'.B2:'workload 2'.F2"/>
          </chart:axis>
          <chart:axis chart:dimension="y" chart:name="primary-y" chart:style-name="ch7">
            <chart:title svg:x="0.29cm" svg:y="3.741cm" chart:style-name="ch8">
              <text:p>ticiks</text:p>
            </chart:title>
            <chart:grid chart:style-name="ch9" chart:class="major"/>
          </chart:axis>
          <chart:series chart:style-name="ch10" chart:values-cell-range-address="'workload 2'.B3:'workload 2'.F3" chart:label-cell-address="'workload 2'.A3:'workload 2'.A3" chart:class="chart:bar">
            <chart:data-point chart:repeated="5"/>
          </chart:series>
          <chart:series chart:style-name="ch11" chart:values-cell-range-address="'workload 2'.B4:'workload 2'.F4" chart:label-cell-address="'workload 2'.A4:'workload 2'.A4" chart:class="chart:bar">
            <chart:data-point chart:repeated="5"/>
          </chart:series>
          <chart:series chart:style-name="ch12" chart:values-cell-range-address="'workload 2'.B5:'workload 2'.F5" chart:label-cell-address="'workload 2'.A5:'workload 2'.A5" chart:class="chart:bar">
            <chart:data-point chart:repeated="5"/>
          </chart:series>
          <chart:series chart:style-name="ch13" chart:values-cell-range-address="'workload 2'.B6:'workload 2'.F6" chart:label-cell-address="'workload 2'.A6:'workload 2'.A6" chart:class="chart:bar">
            <chart:data-point chart:repeated="5"/>
          </chart:series>
          <chart:series chart:style-name="ch14" chart:values-cell-range-address="'workload 2'.B7:'workload 2'.F7" chart:label-cell-address="'workload 2'.A7:'workload 2'.A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2:'workload 2'.F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3:'workload 2'.A3</svg:desc>
                </draw:g>
              </table:table-cell>
              <table:table-cell office:value-type="float" office:value="1902">
                <text:p>1902</text:p>
                <draw:g>
                  <svg:desc>'workload 2'.B3:'workload 2'.F3</svg:desc>
                </draw:g>
              </table:table-cell>
              <table:table-cell office:value-type="float" office:value="693">
                <text:p>693</text:p>
              </table:table-cell>
              <table:table-cell office:value-type="float" office:value="1096">
                <text:p>1096</text:p>
              </table:table-cell>
              <table:table-cell office:value-type="float" office:value="1499">
                <text:p>14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user</text:p>
                <draw:g>
                  <svg:desc>'workload 2'.A4:'workload 2'.A4</svg:desc>
                </draw:g>
              </table:table-cell>
              <table:table-cell office:value-type="float" office:value="1614">
                <text:p>1614</text:p>
                <draw:g>
                  <svg:desc>'workload 2'.B4:'workload 2'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2'.A5:'workload 2'.A5</svg:desc>
                </draw:g>
              </table:table-cell>
              <table:table-cell office:value-type="float" office:value="0">
                <text:p>0</text:p>
                <draw:g>
                  <svg:desc>'workload 2'.B5:'workload 2'.F5</svg:desc>
                </draw:g>
              </table:table-cell>
              <table:table-cell office:value-type="float" office:value="402">
                <text:p>402</text:p>
              </table:table-cell>
              <table:table-cell office:value-type="float" office:value="805">
                <text:p>805</text:p>
              </table:table-cell>
              <table:table-cell office:value-type="float" office:value="1208">
                <text:p>1208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ready</text:p>
                <draw:g>
                  <svg:desc>'workload 2'.A6:'workload 2'.A6</svg:desc>
                </draw:g>
              </table:table-cell>
              <table:table-cell office:value-type="float" office:value="0">
                <text:p>0</text:p>
                <draw:g>
                  <svg:desc>'workload 2'.B6:'workload 2'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stem</text:p>
                <draw:g>
                  <svg:desc>'workload 2'.A7:'workload 2'.A7</svg:desc>
                </draw:g>
              </table:table-cell>
              <table:table-cell office:value-type="float" office:value="2">
                <text:p>2</text:p>
                <draw:g>
                  <svg:desc>'workload 2'.B7:'workload 2'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903cm" svg:height="10.064cm" xlink:href=".." xlink:type="simple" chart:class="chart:bar" chart:style-name="ch1">
        <chart:title svg:x="8.094cm" svg:y="0.513cm" chart:style-name="ch2">
          <text:p>fcfs</text:p>
        </chart:title>
        <chart:legend svg:x="14.894cm" svg:y="3.95cm" style:legend-expansion="custom" chartooo:width="1.936cm" chartooo:height="4.611cm" style:legend-expansion-aspect-ratio="0.419865538928649" chart:style-name="ch3"/>
        <chart:plot-area chart:style-name="ch4" table:cell-range-address="'workload 2'.A33:'workload 2'.F38" chart:data-source-has-labels="both" svg:x="1.14cm" svg:y="1.809cm" svg:width="13.326cm" svg:height="7.588cm">
          <chartooo:coordinate-region svg:x="2.238cm" svg:y="2.008cm" svg:width="12.228cm" svg:height="6.892cm"/>
          <chart:axis chart:dimension="x" chart:name="primary-x" chart:style-name="ch5" chartooo:axis-type="auto">
            <chartooo:date-scale/>
            <chart:title svg:x="7.346cm" svg:y="9.337cm" chart:style-name="ch6">
              <text:p>processes</text:p>
            </chart:title>
            <chart:categories table:cell-range-address="'workload 2'.B33:'workload 2'.F33"/>
          </chart:axis>
          <chart:axis chart:dimension="y" chart:name="primary-y" chart:style-name="ch7">
            <chart:title svg:x="0.276cm" svg:y="4.376cm" chart:style-name="ch8">
              <text:p>ticks</text:p>
            </chart:title>
            <chart:grid chart:style-name="ch9" chart:class="major"/>
          </chart:axis>
          <chart:series chart:style-name="ch10" chart:values-cell-range-address="'workload 2'.B34:'workload 2'.F34" chart:label-cell-address="'workload 2'.A34:'workload 2'.A34" chart:class="chart:bar">
            <chart:data-point chart:repeated="5"/>
          </chart:series>
          <chart:series chart:style-name="ch11" chart:values-cell-range-address="'workload 2'.B35:'workload 2'.F35" chart:label-cell-address="'workload 2'.A35:'workload 2'.A35" chart:class="chart:bar">
            <chart:data-point chart:repeated="5"/>
          </chart:series>
          <chart:series chart:style-name="ch12" chart:values-cell-range-address="'workload 2'.B36:'workload 2'.F36" chart:label-cell-address="'workload 2'.A36:'workload 2'.A36" chart:class="chart:bar">
            <chart:data-point chart:repeated="5"/>
          </chart:series>
          <chart:series chart:style-name="ch13" chart:values-cell-range-address="'workload 2'.B37:'workload 2'.F37" chart:label-cell-address="'workload 2'.A37:'workload 2'.A37" chart:class="chart:bar">
            <chart:data-point chart:repeated="5"/>
          </chart:series>
          <chart:series chart:style-name="ch14" chart:values-cell-range-address="'workload 2'.B38:'workload 2'.F38" chart:label-cell-address="'workload 2'.A38:'workload 2'.A38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33:'workload 2'.F33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34:'workload 2'.A34</svg:desc>
                </draw:g>
              </table:table-cell>
              <table:table-cell office:value-type="float" office:value="1902">
                <text:p>1902</text:p>
                <draw:g>
                  <svg:desc>'workload 2'.B34:'workload 2'.F34</svg:desc>
                </draw:g>
              </table:table-cell>
              <table:table-cell office:value-type="float" office:value="693">
                <text:p>693</text:p>
              </table:table-cell>
              <table:table-cell office:value-type="float" office:value="1096">
                <text:p>1096</text:p>
              </table:table-cell>
              <table:table-cell office:value-type="float" office:value="1499">
                <text:p>14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user</text:p>
                <draw:g>
                  <svg:desc>'workload 2'.A35:'workload 2'.A35</svg:desc>
                </draw:g>
              </table:table-cell>
              <table:table-cell office:value-type="float" office:value="1611">
                <text:p>1611</text:p>
                <draw:g>
                  <svg:desc>'workload 2'.B35:'workload 2'.F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2'.A36:'workload 2'.A36</svg:desc>
                </draw:g>
              </table:table-cell>
              <table:table-cell office:value-type="float" office:value="0">
                <text:p>0</text:p>
                <draw:g>
                  <svg:desc>'workload 2'.B36:'workload 2'.F36</svg:desc>
                </draw:g>
              </table:table-cell>
              <table:table-cell office:value-type="float" office:value="402">
                <text:p>402</text:p>
              </table:table-cell>
              <table:table-cell office:value-type="float" office:value="805">
                <text:p>805</text:p>
              </table:table-cell>
              <table:table-cell office:value-type="float" office:value="1208">
                <text:p>1208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ready</text:p>
                <draw:g>
                  <svg:desc>'workload 2'.A37:'workload 2'.A37</svg:desc>
                </draw:g>
              </table:table-cell>
              <table:table-cell office:value-type="float" office:value="5">
                <text:p>5</text:p>
                <draw:g>
                  <svg:desc>'workload 2'.B37:'workload 2'.F3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stem</text:p>
                <draw:g>
                  <svg:desc>'workload 2'.A38:'workload 2'.A38</svg:desc>
                </draw:g>
              </table:table-cell>
              <table:table-cell office:value-type="float" office:value="0">
                <text:p>0</text:p>
                <draw:g>
                  <svg:desc>'workload 2'.B38:'workload 2'.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0.863cm" svg:height="10.477cm" xlink:href=".." xlink:type="simple" chart:class="chart:bar" chart:style-name="ch1">
        <chart:title svg:x="7.652cm" svg:y="0.533cm" chart:style-name="ch2">
          <text:p>round robin</text:p>
        </chart:title>
        <chart:legend svg:x="17.357cm" svg:y="4.113cm" style:legend-expansion="custom" chartooo:width="2.257cm" chartooo:height="4.801cm" style:legend-expansion-aspect-ratio="0.470110393667986" chart:style-name="ch3"/>
        <chart:plot-area chart:style-name="ch4" table:cell-range-address="'workload 3'.D3:'workload 3'.I8" chart:data-source-has-labels="both" svg:x="1.745cm" svg:y="1.817cm" svg:width="15.112cm" svg:height="7.721cm">
          <chartooo:coordinate-region svg:x="2.843cm" svg:y="2.016cm" svg:width="14.014cm" svg:height="7.025cm"/>
          <chart:axis chart:dimension="x" chart:name="primary-x" chart:style-name="ch5" chartooo:axis-type="auto">
            <chartooo:date-scale/>
            <chart:title svg:x="8.552cm" svg:y="9.741cm" chart:style-name="ch6">
              <text:p>processes</text:p>
            </chart:title>
            <chart:categories table:cell-range-address="'workload 3'.E3:'workload 3'.I3"/>
          </chart:axis>
          <chart:axis chart:dimension="y" chart:name="primary-y" chart:style-name="ch7">
            <chart:title svg:x="0.32cm" svg:y="4.464cm" chart:style-name="ch8">
              <text:p>ticiks</text:p>
            </chart:title>
            <chart:grid chart:style-name="ch9" chart:class="major"/>
          </chart:axis>
          <chart:series chart:style-name="ch10" chart:values-cell-range-address="'workload 3'.E4:'workload 3'.I4" chart:label-cell-address="'workload 3'.D4:'workload 3'.D4" chart:class="chart:bar">
            <chart:data-point chart:repeated="5"/>
          </chart:series>
          <chart:series chart:style-name="ch11" chart:values-cell-range-address="'workload 3'.E5:'workload 3'.I5" chart:label-cell-address="'workload 3'.D5:'workload 3'.D5" chart:class="chart:bar">
            <chart:data-point chart:repeated="5"/>
          </chart:series>
          <chart:series chart:style-name="ch12" chart:values-cell-range-address="'workload 3'.E6:'workload 3'.I6" chart:label-cell-address="'workload 3'.D6:'workload 3'.D6" chart:class="chart:bar">
            <chart:data-point chart:repeated="5"/>
          </chart:series>
          <chart:series chart:style-name="ch13" chart:values-cell-range-address="'workload 3'.E7:'workload 3'.I7" chart:label-cell-address="'workload 3'.D7:'workload 3'.D7" chart:class="chart:bar">
            <chart:data-point chart:repeated="5"/>
          </chart:series>
          <chart:series chart:style-name="ch14" chart:values-cell-range-address="'workload 3'.E8:'workload 3'.I8" chart:label-cell-address="'workload 3'.D8:'workload 3'.D8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E3:'workload 3'.I3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D4:'workload 3'.D4</svg:desc>
                </draw:g>
              </table:table-cell>
              <table:table-cell office:value-type="float" office:value="1902">
                <text:p>1902</text:p>
                <draw:g>
                  <svg:desc>'workload 3'.E4:'workload 3'.I4</svg:desc>
                </draw:g>
              </table:table-cell>
              <table:table-cell office:value-type="float" office:value="693">
                <text:p>693</text:p>
              </table:table-cell>
              <table:table-cell office:value-type="float" office:value="1096">
                <text:p>1096</text:p>
              </table:table-cell>
              <table:table-cell office:value-type="float" office:value="1499">
                <text:p>149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user</text:p>
                <draw:g>
                  <svg:desc>'workload 3'.D5:'workload 3'.D5</svg:desc>
                </draw:g>
              </table:table-cell>
              <table:table-cell office:value-type="float" office:value="1614">
                <text:p>1614</text:p>
                <draw:g>
                  <svg:desc>'workload 3'.E5:'workload 3'.I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3'.D6:'workload 3'.D6</svg:desc>
                </draw:g>
              </table:table-cell>
              <table:table-cell office:value-type="float" office:value="0">
                <text:p>0</text:p>
                <draw:g>
                  <svg:desc>'workload 3'.E6:'workload 3'.I6</svg:desc>
                </draw:g>
              </table:table-cell>
              <table:table-cell office:value-type="float" office:value="402">
                <text:p>402</text:p>
              </table:table-cell>
              <table:table-cell office:value-type="float" office:value="805">
                <text:p>805</text:p>
              </table:table-cell>
              <table:table-cell office:value-type="float" office:value="1208">
                <text:p>1208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ready</text:p>
                <draw:g>
                  <svg:desc>'workload 3'.D7:'workload 3'.D7</svg:desc>
                </draw:g>
              </table:table-cell>
              <table:table-cell office:value-type="float" office:value="0">
                <text:p>0</text:p>
                <draw:g>
                  <svg:desc>'workload 3'.E7:'workload 3'.I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ystem</text:p>
                <draw:g>
                  <svg:desc>'workload 3'.D8:'workload 3'.D8</svg:desc>
                </draw:g>
              </table:table-cell>
              <table:table-cell office:value-type="float" office:value="2">
                <text:p>2</text:p>
                <draw:g>
                  <svg:desc>'workload 3'.E8:'workload 3'.I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939cm" svg:height="9.845cm" xlink:href=".." xlink:type="simple" chart:class="chart:bar" chart:style-name="ch1">
        <chart:title svg:x="8.575cm" svg:y="0.382cm" chart:style-name="ch2">
          <text:p>fcfs</text:p>
        </chart:title>
        <chart:legend svg:x="15.756cm" svg:y="3.864cm" style:legend-expansion="custom" chartooo:width="2.049cm" chartooo:height="4.511cm" style:legend-expansion-aspect-ratio="0.454223010418976" chart:style-name="ch3"/>
        <chart:plot-area chart:style-name="ch4" table:cell-range-address="'workload 3'.D31:'workload 3'.I36" chart:data-source-has-labels="both" svg:x="1.584cm" svg:y="1.707cm" svg:width="13.718cm" svg:height="7.256cm">
          <chartooo:coordinate-region svg:x="2.893cm" svg:y="1.906cm" svg:width="12.409cm" svg:height="6.56cm"/>
          <chart:axis chart:dimension="x" chart:name="primary-x" chart:style-name="ch5" chartooo:axis-type="auto">
            <chartooo:date-scale/>
            <chart:title svg:x="7.943cm" svg:y="9.147cm" chart:style-name="ch6">
              <text:p>processes</text:p>
            </chart:title>
            <chart:categories table:cell-range-address="'workload 3'.E31:'workload 3'.I31"/>
          </chart:axis>
          <chart:axis chart:dimension="y" chart:name="primary-y" chart:style-name="ch7">
            <chart:title svg:x="0.291cm" svg:y="4.282cm" chart:style-name="ch8">
              <text:p>ticks</text:p>
            </chart:title>
            <chart:grid chart:style-name="ch9" chart:class="major"/>
          </chart:axis>
          <chart:series chart:style-name="ch10" chart:values-cell-range-address="'workload 3'.E32:'workload 3'.I32" chart:label-cell-address="'workload 3'.D32:'workload 3'.D32" chart:class="chart:bar">
            <chart:data-point chart:repeated="5"/>
          </chart:series>
          <chart:series chart:style-name="ch11" chart:values-cell-range-address="'workload 3'.E33:'workload 3'.I33" chart:label-cell-address="'workload 3'.D33:'workload 3'.D33" chart:class="chart:bar">
            <chart:data-point chart:repeated="5"/>
          </chart:series>
          <chart:series chart:style-name="ch12" chart:values-cell-range-address="'workload 3'.E34:'workload 3'.I34" chart:label-cell-address="'workload 3'.D34:'workload 3'.D34" chart:class="chart:bar">
            <chart:data-point chart:repeated="5"/>
          </chart:series>
          <chart:series chart:style-name="ch13" chart:values-cell-range-address="'workload 3'.E35:'workload 3'.I35" chart:label-cell-address="'workload 3'.D35:'workload 3'.D35" chart:class="chart:bar">
            <chart:data-point chart:repeated="5"/>
          </chart:series>
          <chart:series chart:style-name="ch14" chart:values-cell-range-address="'workload 3'.E36:'workload 3'.I36" chart:label-cell-address="'workload 3'.D36:'workload 3'.D36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E31:'workload 3'.I31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  <table:table-cell office:value-type="string">
                <text:p>proc4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D32:'workload 3'.D32</svg:desc>
                </draw:g>
              </table:table-cell>
              <table:table-cell office:value-type="float" office:value="1094">
                <text:p>1094</text:p>
                <draw:g>
                  <svg:desc>'workload 3'.E32:'workload 3'.I32</svg:desc>
                </draw:g>
              </table:table-cell>
              <table:table-cell office:value-type="float" office:value="8146">
                <text:p>8146</text:p>
              </table:table-cell>
              <table:table-cell office:value-type="float" office:value="11373">
                <text:p>11373</text:p>
              </table:table-cell>
              <table:table-cell office:value-type="float" office:value="14600">
                <text:p>14600</text:p>
              </table:table-cell>
              <table:table-cell office:value-type="float" office:value="17828">
                <text:p>17828</text:p>
              </table:table-cell>
            </table:table-row>
            <table:table-row>
              <table:table-cell office:value-type="string">
                <text:p>user</text:p>
                <draw:g>
                  <svg:desc>'workload 3'.D33:'workload 3'.D33</svg:desc>
                </draw:g>
              </table:table-cell>
              <table:table-cell office:value-type="float" office:value="804">
                <text:p>804</text:p>
                <draw:g>
                  <svg:desc>'workload 3'.E33:'workload 3'.I33</svg:desc>
                </draw:g>
              </table:table-cell>
              <table:table-cell office:value-type="float" office:value="4179">
                <text:p>4179</text:p>
              </table:table-cell>
              <table:table-cell office:value-type="float" office:value="4179">
                <text:p>4179</text:p>
              </table:table-cell>
              <table:table-cell office:value-type="float" office:value="4180">
                <text:p>4180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blocked</text:p>
                <draw:g>
                  <svg:desc>'workload 3'.D34:'workload 3'.D34</svg:desc>
                </draw:g>
              </table:table-cell>
              <table:table-cell office:value-type="float" office:value="0">
                <text:p>0</text:p>
                <draw:g>
                  <svg:desc>'workload 3'.E34:'workload 3'.I34</svg:desc>
                </draw:g>
              </table:table-cell>
              <table:table-cell office:value-type="float" office:value="3476">
                <text:p>3476</text:p>
              </table:table-cell>
              <table:table-cell office:value-type="float" office:value="4534">
                <text:p>4534</text:p>
              </table:table-cell>
              <table:table-cell office:value-type="float" office:value="5595">
                <text:p>5595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string">
                <text:p>ready</text:p>
                <draw:g>
                  <svg:desc>'workload 3'.D35:'workload 3'.D35</svg:desc>
                </draw:g>
              </table:table-cell>
              <table:table-cell office:value-type="float" office:value="4">
                <text:p>4</text:p>
                <draw:g>
                  <svg:desc>'workload 3'.E35:'workload 3'.I35</svg:desc>
                </draw:g>
              </table:table-cell>
              <table:table-cell office:value-type="float" office:value="197">
                <text:p>197</text:p>
              </table:table-cell>
              <table:table-cell office:value-type="float" office:value="2367">
                <text:p>2367</text:p>
              </table:table-cell>
              <table:table-cell office:value-type="float" office:value="4533">
                <text:p>453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system</text:p>
                <draw:g>
                  <svg:desc>'workload 3'.D36:'workload 3'.D36</svg:desc>
                </draw:g>
              </table:table-cell>
              <table:table-cell office:value-type="float" office:value="0">
                <text:p>0</text:p>
                <draw:g>
                  <svg:desc>'workload 3'.E36:'workload 3'.I3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